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width="0.051cm" draw:marker-start="Arrow" draw:marker-start-width="0.229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fill-color="#ffffff" draw:textarea-horizontal-align="left" draw:auto-grow-height="false" draw:fit-to-size="true" fo:padding-top="0cm" fo:padding-bottom="0cm" fo:padding-left="0cm" fo:padding-right="0cm"/>
    </style:style>
    <style:style style:name="gr7" style:family="graphic" style:parent-style-name="standard">
      <style:graphic-properties draw:stroke="none" draw:fill-color="#cccccc" draw:opacity="50%" draw:textarea-horizontal-align="justify" draw:textarea-vertical-align="middle" draw:auto-grow-height="false" draw:shadow-opacity="50%"/>
    </style:style>
    <style:style style:name="gr8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style:text-properties style:use-window-font-color="true" style:text-outline="false" style:text-line-through-style="none" fo:font-family="OpenSymbol" fo:font-size="12pt" fo:font-style="normal" fo:text-shadow="none" style:text-underline-style="none" fo:font-weight="normal" style:text-underline-mode="continuous" style:text-overline-mode="continuous" style:text-line-through-mode="continuous" style:font-family-asian="OpenSymbol" style:font-size-asian="12pt" style:font-family-complex="OpenSymbol" style:font-size-complex="12pt" style:text-scale="100%" style:text-overline-style="none" style:text-overline-color="font-color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family="'Century Schoolbook L'" style:font-family-generic="roman" style:font-pitch="variable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fo:font-family="'Liberation Sans'" style:font-style-name="Regular" style:font-family-generic="swiss" fo:font-size="12pt" style:font-family-asian="'Liberation Sans'" style:font-style-name-asian="Regular" style:font-family-generic-asian="swiss" style:font-size-asian="12pt" style:font-family-complex="'Liberation Sans'" style:font-style-name-complex="Regular" style:font-family-generic-complex="swiss" style:font-size-complex="12pt"/>
    </style:style>
    <style:style style:name="T5" style:family="text">
      <style:text-properties fo:font-family="'Liberation Sans'" style:font-family-generic="roman" style:font-pitch="variable" fo:font-size="12pt" style:font-family-asian="'Liberation Sans'" style:font-style-name-asian="Regular" style:font-family-generic-asian="swiss" style:font-size-asian="12pt" style:font-family-complex="'Liberation Sans'" style:font-style-name-complex="Regular" style:font-family-generic-complex="swiss" style:font-size-complex="12pt"/>
    </style:style>
    <style:style style:name="T6" style:family="text">
      <style:text-properties fo:font-family="'Century Schoolbook L'" style:font-family-generic="roman" style:font-pitch="variable" fo:font-size="12pt" fo:font-style="italic" style:font-family-asian="'Liberation Sans'" style:font-style-name-asian="Regular" style:font-family-generic-asian="swiss" style:font-size-asian="12pt" style:font-style-asian="italic" style:font-family-complex="'Liberation Sans'" style:font-style-name-complex="Regular" style:font-family-generic-complex="swiss" style:font-size-complex="12pt" style:font-style-complex="italic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text-position="-33% 58%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2.905cm" svg:x2="8.996cm" svg:y2="7.356cm">
          <text:p/>
        </draw:line>
        <draw:line draw:style-name="gr2" draw:text-style-name="P1" draw:layer="layout" svg:x1="2.27cm" svg:y1="2.905cm" svg:x2="2.27cm" svg:y2="7.35cm">
          <text:p/>
        </draw:line>
        <draw:frame draw:style-name="gr3" draw:text-style-name="P3" draw:layer="layout" svg:width="3.876cm" svg:height="0.725cm" svg:x="5.87cm" svg:y="2.317cm">
          <draw:text-box>
            <text:p text:style-name="P2"><text:span text:style-name="T1">Least squares fit</text:span></text:p>
          </draw:text-box>
        </draw:frame>
        <draw:frame draw:style-name="gr3" draw:text-style-name="P3" draw:layer="layout" svg:width="4.558cm" svg:height="0.725cm" svg:x="6.851cm" svg:y="3.994cm">
          <draw:text-box>
            <text:p text:style-name="P2"><text:span text:style-name="T1">Linear extrapolation</text:span></text:p>
          </draw:text-box>
        </draw:frame>
        <draw:ellipse draw:style-name="gr4" draw:text-style-name="P1" draw:layer="layout" svg:width="0.142cm" svg:height="0.116cm" svg:x="2.403cm" svg:y="2.975cm">
          <text:p/>
        </draw:ellipse>
        <draw:frame draw:style-name="gr3" draw:text-style-name="P4" draw:layer="layout" svg:width="0.896cm" svg:height="0.569cm" svg:x="2.027cm" svg:y="7.436cm">
          <draw:text-box>
            <text:p text:style-name="P4"><text:span text:style-name="T2">1/2</text:span></text:p>
          </draw:text-box>
        </draw:frame>
        <draw:frame draw:style-name="gr3" draw:text-style-name="P4" draw:layer="layout" svg:width="0.896cm" svg:height="0.569cm" svg:x="2.44cm" svg:y="7.441cm">
          <draw:text-box>
            <text:p text:style-name="P4"><text:span text:style-name="T2">3/2</text:span></text:p>
          </draw:text-box>
        </draw:frame>
        <draw:frame draw:style-name="gr3" draw:text-style-name="P4" draw:layer="layout" svg:width="0.896cm" svg:height="0.569cm" svg:x="2.892cm" svg:y="7.442cm">
          <draw:text-box>
            <text:p text:style-name="P4"><text:span text:style-name="T2">5/2</text:span></text:p>
          </draw:text-box>
        </draw:frame>
        <draw:frame draw:style-name="gr3" draw:layer="layout" svg:width="1.035cm" svg:height="0.962cm" svg:x="3.398cm" svg:y="7.058cm">
          <draw:text-box>
            <text:p>...</text:p>
          </draw:text-box>
        </draw:frame>
        <draw:frame draw:style-name="gr3" draw:text-style-name="P4" draw:layer="layout" svg:width="1.218cm" svg:height="0.641cm" svg:x="8.527cm" svg:y="7.437cm">
          <draw:text-box>
            <text:p text:style-name="P4"><text:span text:style-name="T3">v</text:span><text:span text:style-name="T2">+1/2</text:span></text:p>
          </draw:text-box>
        </draw:frame>
        <draw:ellipse draw:style-name="gr4" draw:text-style-name="P1" draw:layer="layout" svg:width="0.142cm" svg:height="0.116cm" svg:x="2.803cm" svg:y="3.227cm">
          <text:p/>
        </draw:ellipse>
        <draw:ellipse draw:style-name="gr4" draw:text-style-name="P1" draw:layer="layout" svg:width="0.142cm" svg:height="0.116cm" svg:x="3.203cm" svg:y="3.501cm">
          <text:p/>
        </draw:ellipse>
        <draw:ellipse draw:style-name="gr4" draw:text-style-name="P1" draw:layer="layout" svg:width="0.142cm" svg:height="0.116cm" svg:x="3.603cm" svg:y="3.771cm">
          <text:p/>
        </draw:ellipse>
        <draw:ellipse draw:style-name="gr4" draw:text-style-name="P1" draw:layer="layout" svg:width="0.142cm" svg:height="0.116cm" svg:x="4.003cm" svg:y="4.036cm">
          <text:p/>
        </draw:ellipse>
        <draw:ellipse draw:style-name="gr4" draw:text-style-name="P1" draw:layer="layout" svg:width="0.142cm" svg:height="0.116cm" svg:x="4.403cm" svg:y="4.284cm">
          <text:p/>
        </draw:ellipse>
        <draw:ellipse draw:style-name="gr4" draw:text-style-name="P1" draw:layer="layout" svg:width="0.142cm" svg:height="0.116cm" svg:x="4.803cm" svg:y="4.562cm">
          <text:p/>
        </draw:ellipse>
        <draw:ellipse draw:style-name="gr4" draw:text-style-name="P1" draw:layer="layout" svg:width="0.142cm" svg:height="0.116cm" svg:x="5.203cm" svg:y="4.853cm">
          <text:p/>
        </draw:ellipse>
        <draw:ellipse draw:style-name="gr4" draw:text-style-name="P1" draw:layer="layout" svg:width="0.142cm" svg:height="0.116cm" svg:x="5.603cm" svg:y="5.079cm">
          <text:p/>
        </draw:ellipse>
        <draw:line draw:style-name="gr5" draw:text-style-name="P1" draw:layer="layout" svg:x1="7.033cm" svg:y1="5.944cm" svg:x2="8.291cm" svg:y2="4.764cm">
          <text:p/>
        </draw:line>
        <draw:line draw:style-name="gr5" draw:text-style-name="P1" draw:layer="layout" svg:x1="4.75cm" svg:y1="4.18cm" svg:x2="6.008cm" svg:y2="3cm">
          <text:p/>
        </draw:line>
        <draw:frame draw:style-name="gr6" draw:text-style-name="P5" draw:layer="layout" svg:width="0cm" svg:height="0.42cm" svg:x="-0.746cm" svg:y="4.922cm">
          <draw:text-box>
            <text:p text:style-name="P5">̃</text:p>
          </draw:text-box>
        </draw:frame>
        <draw:g>
          <draw:g>
            <draw:frame draw:style-name="gr3" draw:text-style-name="P6" draw:layer="layout" svg:width="1.214cm" svg:height="0.814cm" draw:transform="rotate (1.5718435243458) translate (1.456cm 5.809cm)">
              <draw:text-box>
                <text:p text:style-name="P6"><text:span text:style-name="T4">ν</text:span><text:span text:style-name="T5">(</text:span><text:span text:style-name="T6">v</text:span><text:span text:style-name="T5">)</text:span></text:p>
              </draw:text-box>
            </draw:frame>
            <draw:frame draw:style-name="gr3" draw:text-style-name="P7" draw:layer="layout" svg:width="0.705cm" svg:height="0.645cm" draw:transform="rotate (1.5718435243458) translate (1.339cm 5.809cm)">
              <draw:text-box>
                <text:p text:style-name="P2"><text:span text:style-name="T7">~</text:span></text:p>
              </draw:text-box>
            </draw:frame>
          </draw:g>
        </draw:g>
        <draw:custom-shape draw:style-name="gr7" draw:text-style-name="P1" draw:layer="layout" svg:width="6.574cm" svg:height="4.332cm" svg:x="2.315cm" svg:y="3.022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3" draw:text-style-name="P6" draw:layer="layout" svg:width="2.322cm" svg:height="0.826cm" svg:x="3.14cm" svg:y="5.689cm">
          <draw:text-box>
            <text:p><text:span text:style-name="T8">Area = </text:span><text:span text:style-name="T9">D</text:span><text:span text:style-name="T10">0</text:span></text:p>
          </draw:text-box>
        </draw:frame>
        <draw:path draw:style-name="gr8" draw:text-style-name="P1" draw:layer="layout" svg:width="1.164cm" svg:height="0.428cm" draw:transform="rotate (-0.739496004069858) translate (7.28200000034494cm 6.24899999962184cm)" svg:viewBox="0 0 1165 429" svg:d="m0 0c447 0 728 173 728 173l437 256">
          <text:p/>
        </draw:path>
        <draw:line draw:style-name="gr2" draw:text-style-name="P1" draw:layer="layout" svg:x1="9.873cm" svg:y1="7.369cm" svg:x2="2.27cm" svg:y2="7.351cm">
          <text:p/>
        </draw:line>
        <draw:line draw:style-name="gr2" draw:text-style-name="P1" draw:layer="layout" svg:x1="2.47cm" svg:y1="7.224cm" svg:x2="2.471cm" svg:y2="7.501cm">
          <text:p/>
        </draw:line>
        <draw:line draw:style-name="gr2" draw:text-style-name="P1" draw:layer="layout" svg:x1="2.871cm" svg:y1="7.225cm" svg:x2="2.872cm" svg:y2="7.502cm">
          <text:p/>
        </draw:line>
        <draw:line draw:style-name="gr2" draw:text-style-name="P1" draw:layer="layout" svg:x1="3.272cm" svg:y1="7.226cm" svg:x2="3.273cm" svg:y2="7.503cm">
          <text:p/>
        </draw:line>
        <draw:line draw:style-name="gr2" draw:text-style-name="P1" draw:layer="layout" svg:x1="3.673cm" svg:y1="7.227cm" svg:x2="3.674cm" svg:y2="7.504cm">
          <text:p/>
        </draw:line>
        <draw:line draw:style-name="gr2" draw:text-style-name="P1" draw:layer="layout" svg:x1="4.074cm" svg:y1="7.228cm" svg:x2="4.075cm" svg:y2="7.505cm">
          <text:p/>
        </draw:line>
        <draw:line draw:style-name="gr2" draw:text-style-name="P1" draw:layer="layout" svg:x1="4.475cm" svg:y1="7.229cm" svg:x2="4.476cm" svg:y2="7.506cm">
          <text:p/>
        </draw:line>
        <draw:line draw:style-name="gr2" draw:text-style-name="P1" draw:layer="layout" svg:x1="4.876cm" svg:y1="7.23cm" svg:x2="4.877cm" svg:y2="7.507cm">
          <text:p/>
        </draw:line>
        <draw:line draw:style-name="gr2" draw:text-style-name="P1" draw:layer="layout" svg:x1="5.277cm" svg:y1="7.231cm" svg:x2="5.278cm" svg:y2="7.508cm">
          <text:p/>
        </draw:line>
        <draw:line draw:style-name="gr2" draw:text-style-name="P1" draw:layer="layout" svg:x1="5.678cm" svg:y1="7.232cm" svg:x2="5.679cm" svg:y2="7.509cm">
          <text:p/>
        </draw:line>
        <draw:line draw:style-name="gr2" draw:text-style-name="P1" draw:layer="layout" svg:x1="6.079cm" svg:y1="7.233cm" svg:x2="6.08cm" svg:y2="7.51cm">
          <text:p/>
        </draw:line>
        <draw:line draw:style-name="gr2" draw:text-style-name="P1" draw:layer="layout" svg:x1="6.48cm" svg:y1="7.234cm" svg:x2="6.481cm" svg:y2="7.511cm">
          <text:p/>
        </draw:line>
        <draw:line draw:style-name="gr2" draw:text-style-name="P1" draw:layer="layout" svg:x1="6.881cm" svg:y1="7.235cm" svg:x2="6.882cm" svg:y2="7.512cm">
          <text:p/>
        </draw:line>
        <draw:line draw:style-name="gr2" draw:text-style-name="P1" draw:layer="layout" svg:x1="7.282cm" svg:y1="7.236cm" svg:x2="7.283cm" svg:y2="7.513cm">
          <text:p/>
        </draw:line>
        <draw:line draw:style-name="gr2" draw:text-style-name="P1" draw:layer="layout" svg:x1="7.683cm" svg:y1="7.237cm" svg:x2="7.684cm" svg:y2="7.514cm">
          <text:p/>
        </draw:line>
        <draw:line draw:style-name="gr2" draw:text-style-name="P1" draw:layer="layout" svg:x1="8.084cm" svg:y1="7.238cm" svg:x2="8.085cm" svg:y2="7.515cm">
          <text:p/>
        </draw:line>
        <draw:line draw:style-name="gr2" draw:text-style-name="P1" draw:layer="layout" svg:x1="8.485cm" svg:y1="7.239cm" svg:x2="8.486cm" svg:y2="7.516cm">
          <text:p/>
        </draw:line>
        <draw:line draw:style-name="gr2" draw:text-style-name="P1" draw:layer="layout" svg:x1="8.886cm" svg:y1="7.24cm" svg:x2="8.887cm" svg:y2="7.517cm">
          <text:p/>
        </draw:line>
        <draw:line draw:style-name="gr2" draw:text-style-name="P1" draw:layer="layout" svg:x1="9.287cm" svg:y1="7.241cm" svg:x2="9.288cm" svg:y2="7.518cm">
          <text:p/>
        </draw:line>
        <draw:line draw:style-name="gr5" draw:text-style-name="P1" draw:layer="layout" svg:x1="7.85cm" svg:y1="7.08cm" svg:x2="9.389cm" svg:y2="6.396cm">
          <text:p/>
        </draw:line>
        <draw:frame draw:style-name="gr3" draw:text-style-name="P3" draw:layer="layout" svg:width="2.674cm" svg:height="0.725cm" svg:x="8.669cm" svg:y="5.777cm">
          <draw:text-box>
            <text:p text:style-name="P2"><text:span text:style-name="T1">True cur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ssi Eloranta</meta:initial-creator>
    <meta:creation-date>2011-01-10T15:45:39</meta:creation-date>
    <meta:generator>OpenOffice.org/3.3$Linux OpenOffice.org_project/330m18$Build-9556</meta:generator>
    <dc:date>2011-01-11T08:56:40</dc:date>
    <dc:creator>Jussi Eloranta</dc:creator>
    <meta:editing-duration>PT17H11M1S</meta:editing-duration>
    <meta:editing-cycles>15</meta:editing-cycles>
    <meta:document-statistic meta:object-count="49"/>
  </office:meta>
</office:document-meta>
</file>